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06T11:00:20.54">
            <text:p>2020/9/6 11:00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70]);&quot;)&quot;)" office:value-type="string" office:string-value="sn(46)">
            <text:p>sn(46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018cm" draw:caption-point-x="-0.61cm" draw:caption-point-y="0.527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9-06T11:00:20.63">
            <text:p>20/09/06 11:0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 table:visibility="filter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 table:visibility="filter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 table:visibility="filter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 table:visibility="filter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 table:visibility="filter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43.1">
            <text:p>43.1</text:p>
          </table:table-cell>
          <table:table-cell table:style-name="ce18" office:value-type="string">
            <text:p>observe</text:p>
          </table:table-cell>
          <table:table-cell table:style-name="ce24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30" table:number-columns-repeated="2"/>
          <table:table-cell table:style-name="ce36" office:value-type="date" office:date-value="2020-08-31T12:08:57.82">
            <text:p>08.3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5">
            <text:p>4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combined data ==&gt; add info</text:p>
            <text:p><text:s/>1) account numbe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1T14:06:19.32">
            <text:p>09.0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6">
            <text:p>46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6T10:55:33.31">
            <text:p>09.0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06T11:00:18.29">
            <text:p>2020/9/6 11:00</text:p>
          </table:table-cell>
          <table:table-cell table:formula="of:=NOW()" office:value-type="date" office:date-value="2020-09-06T11:00:18.29">
            <text:p>2020/9/6 11:00</text:p>
          </table:table-cell>
          <table:table-cell table:formula="of:=NOW()" office:value-type="date" office:date-value="2020-09-06T11:00:18.29">
            <text:p>2020/9/6 11:00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9-06T11:00:20.73">
            <text:p>2020/9/6 11:00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06T11:00:20.85">
            <text:p>2020/9/6 11:00</text:p>
          </table:table-cell>
          <table:table-cell table:formula="of:=NOW()" office:value-type="date" office:date-value="2020-09-06T11:00:20.85">
            <text:p>2020/9/6 11:00</text:p>
          </table:table-cell>
          <table:table-cell table:formula="of:=NOW()" office:value-type="date" office:date-value="2020-09-06T11:00:20.85">
            <text:p>2020/9/6 11:00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9-06T11:00:20.93">
            <text:p>2020/9/6 11:00</text:p>
          </table:table-cell>
          <table:table-cell table:style-name="ce9" table:formula="of:=NOW()" office:value-type="date" office:date-value="2020-09-06T11:00:20.93">
            <text:p>2020/9/6 11:00</text:p>
          </table:table-cell>
          <table:table-cell table:style-name="ce9" table:formula="of:=NOW()" office:value-type="date" office:date-value="2020-09-06T11:00:20.93">
            <text:p>2020/9/6 11:00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60" table:display-filter-buttons="true">
          <table:filter>
            <table:filter-condition table:field-number="2" table:value="coding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2020/09/06</text:date>, <text:time>11:0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06T11:00:20.31</dc:date>
    <dc:creator>iwabuchi ken</dc:creator>
    <meta:editing-duration>P2DT8H29M30S</meta:editing-duration>
    <meta:editing-cycles>124</meta:editing-cycles>
    <meta:generator>OpenOffice/4.1.3$Win32 OpenOffice.org_project/413m1$Build-9783</meta:generator>
    <meta:document-statistic meta:table-count="6" meta:cell-count="7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